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No. of Intersection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1" calcext:value-type="float">
            <text:p>0.0011</text:p>
          </table:table-cell>
          <table:table-cell table:style-name="Default" office:value-type="float" office:value="111079" calcext:value-type="float">
            <text:p>1110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6" calcext:value-type="float">
            <text:p>0.0026</text:p>
          </table:table-cell>
          <table:table-cell table:style-name="Default" office:value-type="float" office:value="444589" calcext:value-type="float">
            <text:p>4445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42" calcext:value-type="float">
            <text:p>0.0042</text:p>
          </table:table-cell>
          <table:table-cell table:style-name="Default" office:value-type="float" office:value="999475" calcext:value-type="float">
            <text:p>9994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48" calcext:value-type="float">
            <text:p>0.0048</text:p>
          </table:table-cell>
          <table:table-cell office:value-type="float" office:value="1778790" calcext:value-type="float">
            <text:p>1.78E+0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2776520" calcext:value-type="float">
            <text:p>2.78E+00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96" calcext:value-type="float">
            <text:p>0.0096</text:p>
          </table:table-cell>
          <table:table-cell office:value-type="float" office:value="3999190" calcext:value-type="float">
            <text:p>4.00E+0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105" calcext:value-type="float">
            <text:p>0.0105</text:p>
          </table:table-cell>
          <table:table-cell office:value-type="float" office:value="5445840" calcext:value-type="float">
            <text:p>5.45E+00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104" calcext:value-type="float">
            <text:p>0.0104</text:p>
          </table:table-cell>
          <table:table-cell office:value-type="float" office:value="7107690" calcext:value-type="float">
            <text:p>7.11E+00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135" calcext:value-type="float">
            <text:p>0.0135</text:p>
          </table:table-cell>
          <table:table-cell office:value-type="float" office:value="9000810" calcext:value-type="float">
            <text:p>9.00E+0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11107500" calcext:value-type="float">
            <text:p>1.11E+0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187" calcext:value-type="float">
            <text:p>0.0187</text:p>
          </table:table-cell>
          <table:table-cell office:value-type="float" office:value="13446600" calcext:value-type="float">
            <text:p>1.34E+00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204" calcext:value-type="float">
            <text:p>0.0204</text:p>
          </table:table-cell>
          <table:table-cell office:value-type="float" office:value="15996100" calcext:value-type="float">
            <text:p>1.60E+0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234" calcext:value-type="float">
            <text:p>0.0234</text:p>
          </table:table-cell>
          <table:table-cell office:value-type="float" office:value="18780200" calcext:value-type="float">
            <text:p>1.88E+00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238" calcext:value-type="float">
            <text:p>0.0238</text:p>
          </table:table-cell>
          <table:table-cell office:value-type="float" office:value="21780400" calcext:value-type="float">
            <text:p>2.18E+00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27" calcext:value-type="float">
            <text:p>0.027</text:p>
          </table:table-cell>
          <table:table-cell office:value-type="float" office:value="24998200" calcext:value-type="float">
            <text:p>2.50E+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6:35:12.109538331</meta:creation-date>
    <dc:date>2015-08-25T16:43:49.101371425</dc:date>
    <meta:editing-duration>P0D</meta:editing-duration>
    <meta:editing-cycles>1</meta:editing-cycles>
    <meta:document-statistic meta:table-count="1" meta:cell-count="48" meta:object-count="0"/>
    <meta:generator>LibreOffice/4.2.8.2$Linux_X86_64 LibreOffice_project/420m0$Build-2</meta:generator>
  </office:meta>
</office:document-meta>
</file>